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Portada</text:span>: que muestre el problema general, donde se le pasa un video con pocas anotaciones, y se le entrega múltiples anotaciones aprendidas del video.</text:p>
      <text:p text:style-name="Standard"/>
      <text:p text:style-name="Standard"><text:span text:style-name="T1">Sistema</text:span>: mostrar el modelo con poselets por cada región, actionlets con varias poses que deriven en la misma accin, y que se note que es un modelo jerárquico...</text:p>
      <text:p text:style-name="Standard"/>
      <text:p text:style-name="Standard"><text:span text:style-name="T1">Comparacion de labels aprendidos con los reales</text:span>. En composable activities, donde tenemos los labels, podemos comparar lo que aprende y ver que están OK.</text:p>
      <text:p text:style-name="Standard"/>
      <text:p text:style-name="Standard"><text:span text:style-name="T1">Anotaciones en weak-labeled datasets</text:span><text:span text:style-name="T2">: usar los videos de MSR-Action3D o de sub-JHMDB para mostrar como con weak labels se tiene una buena estimacion de dónd está ocurriendo la ac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5-06-24T14:29:31</meta:creation-date>
    <meta:generator>LibreOffice/3.5$Linux_X86_64 LibreOffice_project/350m1$Build-2</meta:generator>
    <dc:date>2015-11-05T14:01:58</dc:date>
    <dc:creator>ivan </dc:creator>
    <meta:editing-duration>PT1H9M21S</meta:editing-duration>
    <meta:editing-cycles>3</meta:editing-cycles>
    <meta:document-statistic meta:table-count="0" meta:image-count="0" meta:object-count="0" meta:page-count="1" meta:paragraph-count="4" meta:word-count="105" meta:character-count="645" meta:non-whitespace-character-count="544"/>
  </office:meta>
</office:document-meta>
</file>